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0000000640EA6AC8AB0211FB0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ki Cola" svg:font-family="'Loki Col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CN Heavy" svg:font-family="'Source Han Sans CN Heavy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814cm, 11.76cm, 0cm, 4.903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0.177cm"/>
    </style:style>
    <style:style style:name="gr3" style:family="graphic" style:parent-style-name="standard">
      <style:graphic-properties draw:stroke="none" svg:stroke-color="#000000" draw:fill="none" draw:fill-color="#ffffff" fo:min-height="1.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Loki Cola" fo:font-size="250pt" fo:letter-spacing="-0.112cm" style:letter-kerning="true" style:font-size-asian="250pt" style:font-size-complex="250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text-properties fo:color="#ffffff" style:font-name="Source Han Sans CN Heavy" fo:font-size="32pt" fo:font-weight="bold" style:font-size-asian="26pt" style:font-weight-asian="bold" style:font-size-complex="26pt" style:font-weight-complex="bold"/>
    </style:style>
    <style:style style:name="P5" style:family="paragraph">
      <style:paragraph-properties fo:text-align="end"/>
      <style:text-properties fo:font-size="32pt"/>
    </style:style>
    <style:style style:name="P6" style:family="paragraph">
      <loext:graphic-properties draw:fill="none" draw:fill-color="#ffffff"/>
      <style:paragraph-properties fo:text-align="end"/>
      <style:text-properties fo:color="#ffffff" style:font-name="Source Han Sans CN Heavy" fo:font-size="32pt" fo:font-weight="bold" style:font-size-asian="26pt" style:font-weight-asian="bold" style:font-size-complex="26pt" style:font-weight-complex="bold"/>
    </style:style>
    <style:style style:name="T1" style:family="text">
      <style:text-properties fo:color="#ffffff" style:font-name="Loki Cola" fo:font-size="250pt" fo:letter-spacing="-0.2cm" style:letter-kerning="true" style:font-size-asian="250pt" style:font-size-complex="250pt"/>
    </style:style>
    <style:style style:name="T2" style:family="text">
      <style:text-properties fo:color="#ffffff" style:font-name="Source Han Sans CN Heavy" fo:font-size="32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39cm" svg:height="21.619cm" svg:x="0.001cm" svg:y="-0.029cm">
          <draw:image xlink:href="Pictures/1000000000000A0000000640EA6AC8AB0211FB05.jpg" xlink:type="simple" xlink:show="embed" xlink:actuate="onLoad">
            <text:p/>
          </draw:image>
        </draw:frame>
        <draw:frame draw:style-name="gr2" draw:text-style-name="P2" draw:layer="layout" svg:width="17.086cm" svg:height="10.661cm" svg:x="7.604cm" svg:y="3.032cm">
          <draw:text-box>
            <text:p><text:span text:style-name="T1">coala</text:span></text:p>
          </draw:text-box>
        </draw:frame>
        <draw:frame draw:style-name="gr3" draw:text-style-name="P4" draw:layer="layout" svg:width="11.007cm" svg:height="1.95cm" svg:x="15.539cm" svg:y="18.227cm">
          <draw:text-box>
            <text:p text:style-name="P3"><text:span text:style-name="T2">enjoy coding</text:span></text:p>
          </draw:text-box>
        </draw:frame>
      </draw:page>
      <draw:page draw:name="page2" draw:style-name="dp1" draw:master-page-name="Default">
        <draw:frame draw:style-name="gr1" draw:text-style-name="P1" draw:layer="layout" svg:width="27.939cm" svg:height="21.619cm" svg:x="0.001cm" svg:y="-0.029cm">
          <draw:image xlink:href="Pictures/1000000000000A0000000640EA6AC8AB0211FB05.jpg" xlink:type="simple" xlink:show="embed" xlink:actuate="onLoad">
            <text:p/>
          </draw:image>
        </draw:frame>
        <draw:frame draw:style-name="gr3" draw:text-style-name="P6" draw:layer="layout" svg:width="11.007cm" svg:height="1.95cm" svg:x="15.539cm" svg:y="18.227cm">
          <draw:text-box>
            <text:p text:style-name="P5"><text:span text:style-name="T2">enjoy cod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ki Cola" svg:font-family="'Loki Col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CN Heavy" svg:font-family="'Source Han Sans CN Heavy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6T23:55:57.091162872</meta:creation-date>
    <dc:date>2016-01-17T00:46:47.597240920</dc:date>
    <meta:editing-duration>PT35M49S</meta:editing-duration>
    <meta:editing-cycles>2</meta:editing-cycles>
    <meta:generator>LibreOffice/5.0.4.2$Linux_X86_64 LibreOffice_project/00$Build-2</meta:generator>
    <meta:document-statistic meta:object-count="5"/>
  </office:meta>
</office:document-meta>
</file>